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00cc33"/>
    </style:style>
    <style:style style:name="T4" style:family="text">
      <style:text-properties fo:color="#000000"/>
    </style:style>
    <style:style style:name="T5" style:family="text">
      <style:text-properties fo:color="#000000" fo:background-color="#00cc33" loext:char-shading-value="0"/>
    </style:style>
    <style:style style:name="T6" style:family="text">
      <style:text-properties fo:color="#000000" fo:background-color="#00cc33" loext:char-shading-value="0"/>
    </style:style>
    <style:style style:name="T7" style:family="text">
      <style:text-properties fo:background-color="#00cc33" loext:char-shading-value="0"/>
    </style:style>
    <style:style style:name="T8" style:family="text">
      <style:text-properties fo:background-color="#00cc33" loext:char-shading-value="0"/>
    </style:style>
    <style:style style:name="T9" style:family="text">
      <style:text-properties fo:background-color="#ffcc00" loext:char-shading-value="0"/>
    </style:style>
    <style:style style:name="T10" style:family="text">
      <style:text-properties fo:background-color="#ffcc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ymagania projektowe</text:h>
      <text:p text:style-name="Text_20_body"><text:span text:style-name="T1">Aplikacja Web</text:span><text:line-break/>Wersja minimalna projektu (13 punktów) - nawiązanie połączenia z bazą danych  SQL Server + możliwość dodawania, edycji, usuwania rekordów w poszczególnych tabelach (zgodnie z tematem projektu). <text:line-break/>Dodatkowo:</text:p>
      <text:list xml:id="list3017727483649096226" text:style-name="L1">
        <text:list-item>
          <text:p text:style-name="P4">użycie kaskadowych arkuszy styli (CSS) - 2 punkt </text:p>
        </text:list-item>
        <text:list-item>
          <text:p text:style-name="P4">funkcjonalność złożonego wyszukiwania rekordów - 2 punkt </text:p>
        </text:list-item>
        <text:list-item>
          <text:p text:style-name="P4">tryb zarejestrowanego użytkownika witryny (domyślnie: zakładamy wyłącznie przeglądanie rekordów w tabeli; zarejestrowany użytkownik po zalogowaniu ma mieć dostęp do dodatkowych opcji - związanych z jego profilem) - 2 punkt </text:p>
        </text:list-item>
        <text:list-item>
          <text:p text:style-name="P4">tryb administratora witryny (zarządzanie poszczególnymi kategoriami po zalogowaniu się z uprawnieniami administratora) - 2 punkt </text:p>
        </text:list-item>
        <text:list-item>
          <text:p text:style-name="P4">estetyka projektu - 1 punkt </text:p>
        </text:list-item>
        <text:list-item>
          <text:p text:style-name="P4">użycie bardziej zaawansowanych technologii (np. AJAX, JavaScript) - 2 punkt </text:p>
        </text:list-item>
        <text:list-item>
          <text:p text:style-name="P2">walidacja - 2 punkt </text:p>
        </text:list-item>
      </text:list>
      <text:p text:style-name="Text_20_body"> </text:p>
      <text:p text:style-name="Text_20_body"> </text:p>
      <text:p text:style-name="P1">Aplikacja standalone</text:p>
      <text:p text:style-name="Text_20_body">Wersja minimalna projektu (13 punktów) -<text:span text:style-name="T6"> nawiązanie połączenia z bazą danych </text:span>+ możliwość <text:span text:style-name="T8">dodawania</text:span>, <text:span text:style-name="T8">edycji</text:span>, <text:span text:style-name="T8">usuwania</text:span> rekordów w poszczególnych tabelach (zgodnie z tematem projektu). <text:line-break/>Dodatkowo:</text:p>
      <text:list xml:id="list1180620291414439945" text:style-name="L2">
        <text:list-item>
          <text:p text:style-name="P5"><text:span text:style-name="T10">funkcjonalność złożonego wyszukiwania rekordów - 2 punkt</text:span> </text:p>
        </text:list-item>
        <text:list-item>
          <text:p text:style-name="P5"><text:span text:style-name="T10">tryb zarejestrowanego użytkownika (domyślnie: zakładamy wyłącznie przeglądanie rekordów w tabeli; zarejestrowany użytkownik po zalogowaniu ma mieć dostęp do dodatkowych opcji - związanych z jego profilem) - 2 punkt</text:span> </text:p>
        </text:list-item>
        <text:list-item>
          <text:p text:style-name="P5"><text:span text:style-name="T10">tryb administratora (zarządzanie poszczególnymi kategoriami po zalogowaniu się z uprawnieniami administratora) - 2 punkt</text:span> </text:p>
        </text:list-item>
        <text:list-item>
          <text:p text:style-name="P5">estetyka projektu - 2 punkt </text:p>
        </text:list-item>
        <text:list-item>
          <text:p text:style-name="P5">użycie bardziej zaawansowanych technologii (np. raportowanie, wykresy) - 3 punkt </text:p>
        </text:list-item>
        <text:list-item>
          <text:p text:style-name="P3">walidacja - 2 punkt </text:p>
        </text:list-item>
      </text:list>
      <text:p text:style-name="P1"><text:bookmark text:name="yui_3_17_2_1_1494573253782_108"/>Termin realizacji: <text:span text:style-name="T2">30 kwietnia 2017 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3M23S</meta:editing-duration>
    <meta:editing-cycles>4</meta:editing-cycles>
    <meta:generator>LibreOffice/5.2.2.2$Windows_x86 LibreOffice_project/8f96e87c890bf8fa77463cd4b640a2312823f3ad</meta:generator>
    <dc:date>2017-05-18T21:18:47.943000000</dc:date>
    <meta:document-statistic meta:table-count="0" meta:image-count="0" meta:object-count="0" meta:page-count="1" meta:paragraph-count="20" meta:word-count="223" meta:character-count="1609" meta:non-whitespace-character-count="1399"/>
    <meta:user-defined meta:name="Info 1"/>
    <meta:user-defined meta:name="Info 2"/>
    <meta:user-defined meta:name="Info 3"/>
    <meta:user-defined meta:name="Info 4"/>
  </office:meta>
</office:document-meta>
</file>